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00f7e" officeooo:paragraph-rsid="00100f7e"/>
    </style:style>
    <style:style style:name="P3" style:family="paragraph" style:parent-style-name="Standard">
      <style:text-properties officeooo:rsid="00105eb3" officeooo:paragraph-rsid="00105eb3"/>
    </style:style>
    <style:style style:name="P4" style:family="paragraph" style:parent-style-name="Standard">
      <style:text-properties officeooo:paragraph-rsid="00115fcf"/>
    </style:style>
    <style:style style:name="T1" style:family="text">
      <style:text-properties officeooo:rsid="00105eb3"/>
    </style:style>
    <style:style style:name="T2" style:family="text">
      <style:text-properties officeooo:rsid="00115fcf"/>
    </style:style>
    <style:style style:name="T3" style:family="text">
      <style:text-properties officeooo:rsid="0012a1ae"/>
    </style:style>
    <style:style style:name="T4" style:family="text">
      <style:text-properties officeooo:rsid="0013dc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ête de vérification</text:p>
      <text:p text:style-name="Standard">&gt;c000<text:tab/>4c 49 42 43<text:tab/> <text:s text:c="4"/>.null "libc64"</text:p>
      <text:p text:style-name="Standard">&gt;c004<text:tab/>36 34 00</text:p>
      <text:p text:style-name="Standard"/>
      <text:p text:style-name="P3">Équivalences et constantes</text:p>
      <text:p text:style-name="Standard">eot <text:s text:c="5"/><text:tab/><text:tab/>= $00</text:p>
      <text:p text:style-name="Standard">chrget <text:s text:c="2"/><text:tab/>= $73 <text:s text:c="2"/><text:tab/>; Récupération Basic <text:span text:style-name="T1">de caractères </text:span>texte.</text:p>
      <text:p text:style-name="Standard">chrgot <text:s text:c="2"/><text:tab/>= $79 <text:s text:c="2"/><text:tab/>; ...une seconde fois..</text:p>
      <text:p text:style-name="Standard">stal <text:s text:c="4"/><text:tab/><text:tab/>= $c1</text:p>
      <text:p text:style-name="Standard">scrnlin <text:s/><text:tab/>= $d1 <text:s text:c="2"/><text:tab/>; <text:span text:style-name="T1">Ad</text:span>resse <text:span text:style-name="T1">de la </text:span>ligne courante.</text:p>
      <text:p text:style-name="Standard">zp1 <text:s text:c="5"/><text:tab/><text:tab/>= $fb <text:s text:c="2"/><text:tab/><text:tab/>; 1er Z<text:span text:style-name="T1">éro </text:span>page prog<text:span text:style-name="T1">ramme</text:span> usager.</text:p>
      <text:p text:style-name="Standard">zp2 <text:s text:c="5"/><text:tab/><text:tab/>= $fd <text:s text:c="2"/><text:tab/><text:tab/>; 2em Z<text:span text:style-name="T1">éro </text:span>page programme usager.</text:p>
      <text:p text:style-name="Standard">fascii <text:s text:c="2"/><text:tab/><text:tab/>= $0100 <text:tab/>; <text:span text:style-name="T1">R</text:span>égion conv<text:span text:style-name="T1">ersion</text:span> FP <text:span text:style-name="T1">à</text:span> ASCII.</text:p>
      <text:p text:style-name="Standard">Kcol <text:s text:c="4"/><text:tab/>= $0286 <text:tab/>; Couleur caractère affiche.</text:p>
      <text:p text:style-name="Standard">reboot <text:s text:c="2"/><text:tab/>= $fce2 <text:tab/>; Redémarrage <text:span text:style-name="T2">à</text:span> froid.</text:p>
      <text:p text:style-name="Standard">reset <text:s text:c="3"/><text:tab/><text:tab/>= $fe66 <text:tab/>; Redémarrage <text:span text:style-name="T2">à</text:span> chaud.</text:p>
      <text:p text:style-name="Standard">intcgt <text:s text:c="2"/><text:tab/>= $e3bf <text:tab/>; Initialise chrget.</text:p>
      <text:p text:style-name="Standard">acptr <text:s text:c="3"/><text:tab/>= $ffa5 <text:tab/>; Reçoit <text:span text:style-name="T1">un octet du </text:span>port série.</text:p>
      <text:p text:style-name="Standard">chkin <text:s text:c="3"/><text:tab/>= $ffc6 <text:tab/>; Définie canal entrée.</text:p>
      <text:p text:style-name="Standard">chkout <text:s text:c="2"/><text:tab/>= $ffc9 <text:tab/>; Définie canal sortie.</text:p>
      <text:p text:style-name="Standard">chrin <text:s text:c="3"/><text:tab/>= $ffcf <text:tab/>; <text:span text:style-name="T1">Reçoit</text:span> <text:span text:style-name="T1">un caractère du </text:span>canal <text:span text:style-name="T1">d’</text:span>entrée.</text:p>
      <text:p text:style-name="Standard">chrout <text:s text:c="2"/><text:tab/>= $ffd2 <text:s/><text:tab/>; Sort <text:span text:style-name="T1">un </text:span>caractère <text:span text:style-name="T1">via le </text:span>canal <text:span text:style-name="T1">de </text:span>sortie.</text:p>
      <text:p text:style-name="Standard">cint <text:s text:c="4"/><text:tab/><text:tab/>= $ff81 <text:tab/>; Init<text:span text:style-name="T1">ialise</text:span> <text:span text:style-name="T1">é</text:span>cran éditeur<text:span text:style-name="T1"> Basic et le </text:span>vicii.</text:p>
      <text:p text:style-name="Standard">ciout <text:s text:c="3"/><text:tab/>= $ffa8 <text:tab/>; Sort <text:span text:style-name="T1">un </text:span>caractère sur bus série.</text:p>
      <text:p text:style-name="Standard">clall <text:s text:c="3"/><text:tab/><text:tab/>= $ffe7 <text:tab/>; Ferme tout fichier ouv<text:span text:style-name="T1">ert.</text:span></text:p>
      <text:p text:style-name="Standard">close <text:s text:c="3"/><text:tab/>= $ffc3 <text:tab/>; Ferme fichier logique.</text:p>
      <text:p text:style-name="Standard">clrchn <text:s text:c="2"/><text:tab/>= $ffcc <text:tab/>; Efface canaux entrée/sortie.</text:p>
      <text:p text:style-name="Standard">getin <text:s text:c="3"/><text:tab/>= $ffe4 <text:tab/>; Entre un caractère de entrée.</text:p>
      <text:p text:style-name="Standard">iobase <text:s text:c="2"/><text:tab/>= $fff3 <text:tab/>; Définie page mémoire<text:span text:style-name="T2"> des entrée/sortie.</text:span></text:p>
      <text:p text:style-name="Standard">ioinit <text:s text:c="2"/><text:tab/><text:tab/>= $ff84 <text:tab/>; Init<text:span text:style-name="T2">ialise</text:span> <text:span text:style-name="T2">p</text:span>ériphérique entrée/sortie.</text:p>
      <text:p text:style-name="P4">listen <text:s text:c="2"/><text:tab/><text:tab/>= $ffb1 <text:tab/>; Commande LISTEN <text:span text:style-name="T2">à un</text:span> périphérique bus.</text:p>
      <text:p text:style-name="Standard">load <text:s text:c="4"/><text:tab/>= $ffd5 <text:tab/>; Charge périphérique en RAM.</text:p>
      <text:p text:style-name="Standard">membot <text:s text:c="2"/><text:tab/>= $ff9c <text:tab/>; Lecture/Écriture <text:span text:style-name="T2">de l’adresse </text:span>bas<text:span text:style-name="T2">se</text:span> <text:span text:style-name="T2">de la mémoire</text:span>.</text:p>
      <text:p text:style-name="P4">memtop <text:s text:c="2"/><text:tab/>= $ff99 <text:tab/>; Lecture/Écriture <text:span text:style-name="T2">de l’adresse haute</text:span> <text:span text:style-name="T2">de la mémoire</text:span>.</text:p>
      <text:p text:style-name="Standard">open <text:s text:c="4"/><text:tab/>= $ffc0 <text:tab/>; Ouvre fichier logique.</text:p>
      <text:p text:style-name="Standard">plot <text:s text:c="4"/><text:tab/><text:tab/>= $fff0 <text:tab/>; Lecture/Écriture <text:span text:style-name="T2">de la </text:span>pos<text:span text:style-name="T2">ition du</text:span> curseur.</text:p>
      <text:p text:style-name="Standard">ramtas <text:s text:c="2"/><text:tab/>= $ff87 <text:tab/>; Init<text:span text:style-name="T2">ialise la RAM, le tampon du lecteur cassette et l’é</text:span>cran.</text:p>
      <text:p text:style-name="Standard">rdtim <text:s text:c="3"/><text:tab/>= $ffde <text:tab/>; Récupère <text:span text:style-name="T2">l’</text:span>horloge système.</text:p>
      <text:p text:style-name="Standard">readst <text:s text:c="2"/><text:tab/>= $ffb7 <text:tab/>; Récupère mot <text:span text:style-name="T2">du </text:span>statu <text:span text:style-name="T2">des </text:span>entrée/sortie.</text:p>
      <text:p text:style-name="Standard">restor <text:s text:c="2"/><text:tab/>= $ff8a <text:tab/>; Replace vecteurs entrée/sortie.</text:p>
      <text:p text:style-name="Standard">save <text:s text:c="4"/><text:tab/>= $ffd8 <text:tab/>; Sauve<text:span text:style-name="T2">garde</text:span> <text:span text:style-name="T2">une région mémoire</text:span> vers <text:span text:style-name="T2">un </text:span>p<text:span text:style-name="T2">é</text:span>riph<text:span text:style-name="T2">érique.</text:span></text:p>
      <text:p text:style-name="Standard">scnkey <text:s text:c="2"/><text:tab/>= $ff9f <text:tab/>; Sonde le clavier.</text:p>
      <text:p text:style-name="Standard">screen <text:s text:c="2"/><text:tab/>= $ffed <text:tab/>; Récupère <text:span text:style-name="T2">le </text:span>format <text:span text:style-name="T2">de l’é</text:span>cran.</text:p>
      <text:p text:style-name="Standard">second <text:s text:c="2"/><text:tab/>= $ff93 <text:tab/>; Trans<text:span text:style-name="T2">met un LISTEN vers l’adresse </text:span>sec<text:span text:style-name="T2">o</text:span>nd<text:span text:style-name="T2">aire</text:span></text:p>
      <text:p text:style-name="Standard">setlfs <text:s text:c="2"/><text:tab/><text:tab/>= $ffba <text:tab/>; Prépare<text:span text:style-name="T2"> un</text:span> fichier logique</text:p>
      <text:p text:style-name="P4">setmsg <text:s text:c="2"/><text:tab/>= $ff90 <text:tab/>; Prépare <text:span text:style-name="T2">les drapeau de sortie des message du KERNAL.</text:span></text:p>
      <text:p text:style-name="P4">setnam <text:s text:c="2"/><text:tab/>= $ffbd <text:tab/>; Prépare <text:span text:style-name="T2">le nom d’un </text:span>fichier.</text:p>
      <text:p text:style-name="Standard"><text:soft-page-break/>settim <text:s text:c="2"/><text:tab/>= $ffdb <text:tab/>; Init<text:span text:style-name="T2">ialise l’</text:span>horloge syst<text:span text:style-name="T2">è</text:span>me.</text:p>
      <text:p text:style-name="Standard">settmo <text:s text:c="2"/><text:tab/>= $ffa2 <text:tab/>; Place <text:span text:style-name="T3">IEEE</text:span> délai fin.</text:p>
      <text:p text:style-name="Standard">stop <text:s text:c="4"/><text:tab/><text:tab/>= $ffe1 <text:tab/>; Verif. clef stop</text:p>
      <text:p text:style-name="Standard">talk <text:s text:c="4"/><text:tab/><text:tab/>= $ffb4 <text:tab/>;Commande LISTEN periph/SB</text:p>
      <text:p text:style-name="Standard">tsks <text:s text:c="4"/><text:tab/><text:tab/>= $ff96 <text:tab/>;Trans. TALK secnd adr</text:p>
      <text:p text:style-name="Standard">udtim <text:s text:c="3"/><text:tab/>= $ffea <text:tab/>;Maj. horloge systeme</text:p>
      <text:p text:style-name="Standard">unlsn <text:s text:c="3"/><text:tab/>= $ffae <text:tab/>;Trans. UNLISTEN</text:p>
      <text:p text:style-name="Standard">untlk <text:s text:c="3"/><text:tab/>= $ffab <text:tab/>;Trans. UNTALK</text:p>
      <text:p text:style-name="Standard">vector <text:s text:c="2"/><text:tab/>= $ffd8 <text:tab/>;Lec/ecr vecteurs entrée/sortie</text:p>
      <text:p text:style-name="Standard"/>
      <text:p text:style-name="Standard">vic <text:s text:c="5"/><text:tab/><text:tab/>= $d000 <text:tab/>;debut du vic-ii</text:p>
      <text:p text:style-name="Standard">sprtmem <text:s/><text:tab/>= $0340 <text:tab/>;832</text:p>
      <text:p text:style-name="Standard">sprtloc <text:s/><text:tab/>= $07f8 <text:tab/>;2040</text:p>
      <text:p text:style-name="Standard">vidstart <text:tab/>= $2000</text:p>
      <text:p text:style-name="Standard">vidend <text:s text:c="2"/><text:tab/>= $3f3f</text:p>
      <text:p text:style-name="Standard">bakmem <text:s text:c="2"/><text:tab/>= $0400 <text:tab/>;1024 end at $0800</text:p>
      <text:p text:style-name="Standard">prompt <text:s text:c="2"/><text:tab/>= $abf9 <text:tab/>;prompt ? dans tampon.</text:p>
      <text:p text:style-name="Standard">strout <text:s text:c="2"/><text:tab/>= $ab24 <text:tab/>;print string at $0022</text:p>
      <text:p text:style-name="Standard">discase <text:tab/>= 8</text:p>
      <text:p text:style-name="Standard">enacase <text:tab/>= 9</text:p>
      <text:p text:style-name="Standard">locase <text:s/><text:tab/>= 14</text:p>
      <text:p text:style-name="Standard">upcase <text:s/><text:tab/>= 142</text:p>
      <text:p text:style-name="Standard">crsdown <text:tab/>= 17</text:p>
      <text:p text:style-name="Standard">crsright<text:tab/>= 29</text:p>
      <text:p text:style-name="Standard">crsup <text:s text:c="2"/><text:tab/><text:tab/>= 145</text:p>
      <text:p text:style-name="Standard">crsleft <text:tab/><text:tab/>= 157</text:p>
      <text:p text:style-name="Standard">enarevs <text:tab/>= 18</text:p>
      <text:p text:style-name="Standard">disrevs <text:tab/>= 146</text:p>
      <text:p text:style-name="Standard">gohome <text:s/><text:tab/>= 19</text:p>
      <text:p text:style-name="Standard">clrhome <text:tab/>= 147</text:p>
      <text:p text:style-name="Standard">delete <text:s/><text:tab/><text:tab/>= 20</text:p>
      <text:p text:style-name="Standard">space <text:s text:c="2"/><text:tab/>= 32</text:p>
      <text:p text:style-name="Standard">snoir <text:s text:c="2"/><text:tab/><text:tab/>= 0</text:p>
      <text:p text:style-name="Standard">knoir <text:s text:c="2"/><text:tab/><text:tab/>= 144</text:p>
      <text:p text:style-name="Standard">sblanc <text:s/><text:tab/>= 1</text:p>
      <text:p text:style-name="Standard">kblanc <text:s/><text:tab/>= 5</text:p>
      <text:p text:style-name="Standard">srouge <text:s/><text:tab/>= 2</text:p>
      <text:p text:style-name="Standard">krouge <text:s/><text:tab/>= 28</text:p>
      <text:p text:style-name="Standard">scyan <text:s text:c="2"/><text:tab/>= 3</text:p>
      <text:p text:style-name="Standard">kcyan <text:s text:c="2"/><text:tab/>= 159</text:p>
      <text:p text:style-name="Standard">smauve <text:s/><text:tab/>= 4</text:p>
      <text:p text:style-name="Standard">kmauve <text:s/><text:tab/>= 156</text:p>
      <text:p text:style-name="Standard">svert <text:s text:c="2"/><text:tab/><text:tab/>= 5</text:p>
      <text:p text:style-name="Standard">kvert <text:s text:c="2"/><text:tab/><text:tab/>= 30</text:p>
      <text:p text:style-name="Standard">sbleu <text:s text:c="2"/><text:tab/><text:tab/>= 6</text:p>
      <text:p text:style-name="Standard">kbleu <text:s text:c="2"/><text:tab/>= 31</text:p>
      <text:p text:style-name="Standard">sjaune <text:s/><text:tab/>= 7</text:p>
      <text:p text:style-name="Standard"><text:soft-page-break/>kjaune <text:s/><text:tab/>= 158</text:p>
      <text:p text:style-name="Standard">sorange <text:tab/>= 8</text:p>
      <text:p text:style-name="Standard">korange <text:tab/>= 129</text:p>
      <text:p text:style-name="Standard">sbrun <text:s text:c="2"/><text:tab/>= 9</text:p>
      <text:p text:style-name="Standard">kbrun <text:s text:c="2"/><text:tab/>= 149</text:p>
      <text:p text:style-name="Standard">srose <text:s text:c="2"/><text:tab/><text:tab/>= 10</text:p>
      <text:p text:style-name="Standard">krose <text:s text:c="2"/><text:tab/><text:tab/>= 150</text:p>
      <text:p text:style-name="Standard">sgris1 <text:s/><text:tab/><text:tab/>= 11</text:p>
      <text:p text:style-name="Standard">kgris1 <text:s/><text:tab/>= 151</text:p>
      <text:p text:style-name="Standard">sgris2 <text:s/><text:tab/><text:tab/>= 12</text:p>
      <text:p text:style-name="Standard">kgris2 <text:s/><text:tab/>= 152</text:p>
      <text:p text:style-name="Standard">svertp <text:s/><text:tab/><text:tab/>= 13</text:p>
      <text:p text:style-name="Standard">kvertp <text:s/><text:tab/>= 153</text:p>
      <text:p text:style-name="Standard">sbleup <text:s/><text:tab/>= 14</text:p>
      <text:p text:style-name="Standard">kbleup <text:s/><text:tab/>= 154</text:p>
      <text:p text:style-name="Standard">sgris3 <text:s/><text:tab/><text:tab/>= 15</text:p>
      <text:p text:style-name="Standard">kgris3 <text:s/><text:tab/>= 155</text:p>
      <text:p text:style-name="Standard">tleft <text:s text:c="3"/><text:tab/><text:tab/>= 176 <text:tab/><text:tab/>; Coin suppérieur gauche.</text:p>
      <text:p text:style-name="Standard">tright <text:s text:c="2"/><text:tab/><text:tab/>= 174 <text:tab/><text:tab/>; Coin suppérieur droit.</text:p>
      <text:p text:style-name="Standard">bleft <text:s text:c="3"/><text:tab/><text:tab/>= 173 <text:tab/><text:tab/>; Coin inférieur gauche.</text:p>
      <text:p text:style-name="Standard">bright <text:s text:c="2"/><text:tab/>= 189 <text:tab/><text:tab/>; Coin inférieur droit.</text:p>
      <text:p text:style-name="Standard">hleft <text:s text:c="3"/><text:tab/><text:tab/>= 171 <text:tab/><text:tab/>; Extr. gauche médianne.</text:p>
      <text:p text:style-name="Standard">hright <text:s text:c="2"/><text:tab/>= 179 <text:tab/><text:tab/>; Extr. droite médianne.</text:p>
      <text:p text:style-name="Standard">vline <text:s text:c="3"/><text:tab/>= 221 <text:tab/><text:tab/>; Ligne verticale.</text:p>
      <text:p text:style-name="Standard">hline <text:s text:c="3"/><text:tab/>= 192 <text:tab/><text:tab/>; Ligne horizontale.</text:p>
      <text:p text:style-name="Standard"/>
      <text:p text:style-name="Standard">ffvtf2 <text:s text:c="2"/><text:tab/>= $ba8c <text:tab/>;copie 4 byt $(yyaa) f2</text:p>
      <text:p text:style-name="Standard">ffvtf1 <text:s text:c="2"/><text:tab/>= $bba2 <text:tab/>;copie fp $(yyaa) to f1</text:p>
      <text:p text:style-name="Standard">ff1t5c <text:s text:c="2"/><text:tab/>= $bbc7 <text:tab/>;copie f1 to $5c-$60</text:p>
      <text:p text:style-name="Standard">ff1t57 <text:s text:c="2"/><text:tab/>= $bbca <text:tab/>;copie f1 to $57-$5b</text:p>
      <text:p text:style-name="Standard">ff1t49 <text:s text:c="2"/><text:tab/>= $bbd0 <text:tab/>;copie f1 to $49.</text:p>
      <text:p text:style-name="Standard">ff1tyx <text:s text:c="2"/><text:tab/>= $bbd4 <text:tab/>;copie f1 mem $yyxx.</text:p>
      <text:p text:style-name="Standard">ff2tf1 <text:s text:c="2"/><text:tab/>= $bbfc <text:tab/>;copie f2 to f1</text:p>
      <text:p text:style-name="Standard">ff1tf2 <text:s text:c="2"/><text:tab/>= $bc0c <text:tab/>;copie f1 to f2</text:p>
      <text:p text:style-name="Standard">ff1p05 <text:s text:c="2"/><text:tab/>= $b849 <text:tab/>;f1=f1+0.5</text:p>
      <text:p text:style-name="Standard">ffvsf1 <text:s text:c="2"/><text:tab/>= $b850 <text:tab/>;f1=fv-f1 ($yyaa)</text:p>
      <text:p text:style-name="Standard">ff2sf1 <text:s text:c="2"/><text:tab/>= $b853 <text:tab/>;f1=f2-f1</text:p>
      <text:p text:style-name="Standard">ffvpf1 <text:s text:c="2"/><text:tab/>= $b867 <text:tab/>;f1=fv+f1 ($yyaa)</text:p>
      <text:p text:style-name="Standard">ff2pf1 <text:s text:c="2"/><text:tab/>= $b86a <text:tab/>;f1=f2+f1</text:p>
      <text:p text:style-name="Standard">ff1pac <text:s text:c="2"/><text:tab/>= $bd7e <text:tab/>;f1=f1+ra val ra=0-9</text:p>
      <text:p text:style-name="Standard">ff1xfv <text:s text:c="2"/><text:tab/>= $ba28 <text:tab/>;f1=f1*fv ($yyaa)</text:p>
      <text:p text:style-name="Standard">ff1xf2 <text:s text:c="2"/><text:tab/>= $ba2b <text:tab/>;f1=f1*f2</text:p>
      <text:p text:style-name="Standard">ff1x10 <text:s text:c="2"/><text:tab/>= $bae2 <text:tab/>;f1=f1*10</text:p>
      <text:p text:style-name="Standard">ff1d10 <text:s text:c="2"/><text:tab/>= $bafe <text:tab/>;f1=f1/10</text:p>
      <text:p text:style-name="Standard">ffvdf1 <text:s text:c="2"/><text:tab/>= $bb0f <text:tab/>;f1=fv/f1 ($yyaa)</text:p>
      <text:p text:style-name="Standard">ff2df1 <text:s text:c="2"/><text:tab/>= $bb12<text:tab/>;f1=f2/f1</text:p>
      <text:p text:style-name="Standard">ffpor <text:s text:c="3"/><text:tab/>= $afe6 <text:tab/>;f1=f1 or f2</text:p>
      <text:p text:style-name="Standard"><text:soft-page-break/>ffpand <text:s text:c="2"/><text:tab/>= $afe9 <text:tab/>;f1=f1 and f2</text:p>
      <text:p text:style-name="Standard">ff1com2 <text:s/><text:tab/>= $b947 <text:tab/>;f1=two's compl f1</text:p>
      <text:p text:style-name="Standard">ff1rnd <text:s text:c="2"/><text:tab/>= $bc1b <text:tab/>;f1=round(f1)</text:p>
      <text:p text:style-name="Standard">ff1sign <text:s/><text:tab/>= $bc39 <text:tab/>;f1=sgn(f1)</text:p>
      <text:p text:style-name="Standard">ff1abs <text:s text:c="2"/><text:tab/>= $bc58 <text:tab/>;f1=abs(f1)</text:p>
      <text:p text:style-name="Standard">ffvcmp <text:s text:c="2"/><text:tab/>= $bc5b <text:tab/>;f1=f1 comp fv ($yyaa)</text:p>
      <text:p text:style-name="Standard">ff1int <text:s text:c="2"/><text:tab/>= $bccc <text:tab/>;f1=int(f1)</text:p>
      <text:p text:style-name="Standard">ff1sqr <text:s text:c="2"/><text:tab/>= $bf71 <text:tab/>;f1=sqrt(f1)</text:p>
      <text:p text:style-name="Standard">ff1ef2 <text:s text:c="2"/><text:tab/>= $bf7b <text:tab/>;f1=fac1^f2</text:p>
      <text:p text:style-name="Standard">fiyytf1 <text:s/><text:tab/>= $b3a2 <text:tab/>;f1=float(y)</text:p>
      <text:p text:style-name="Standard">fiaatf1 <text:s/><text:tab/>= $bc3c <text:tab/>;conv acc to fp in f1</text:p>
      <text:p text:style-name="Standard">fi62tf1 <text:s/><text:tab/>= $bc44 <text:tab/>;conv f1 word 62,63</text:p>
      <text:p text:style-name="Standard">fiaxtf1 <text:s/><text:tab/>= $bdcd <text:tab/>;f1=float($aaxx)+print</text:p>
      <text:p text:style-name="Standard">fasctf1 <text:s/><text:tab/>= $bcf3 <text:tab/>;f1=float(ascii)</text:p>
      <text:p text:style-name="Standard">ff1tasc <text:s/><text:tab/>= $bddd<text:tab/>;f1 to ascii ($yyaa)</text:p>
      <text:p text:style-name="Standard">ff1tudw <text:s/><text:tab/>= $bc9b <text:tab/>;f1=unsighed dw(f1)</text:p>
      <text:p text:style-name="Standard">ff1swd64 <text:tab/>= $b1bf <text:tab/>;f1=sw(f1)-&gt;64</text:p>
      <text:p text:style-name="Standard">ff1wrd64 <text:tab/>= $b1d2<text:tab/>;f1=uw(f1)-&gt;64</text:p>
      <text:p text:style-name="Standard">ff1wrday <text:tab/>= $b1aa <text:tab/>;f1=word-&gt;$aayy</text:p>
      <text:p text:style-name="Standard">ff1bytxx <text:tab/>= $b7a1 <text:tab/>;f1 to byte in x</text:p>
      <text:p text:style-name="Standard">ff1evalx <text:tab/>= $b79e <text:tab/>;eval. expr. f1 to x</text:p>
      <text:p text:style-name="Standard">ff1cos <text:s text:c="2"/><text:tab/>= $e264 <text:tab/>;f1=sin(f1+(pi/2))</text:p>
      <text:p text:style-name="Standard">ff1sin <text:s text:c="2"/><text:tab/>= $e26b <text:tab/>;f1=sin(f1)</text:p>
      <text:p text:style-name="Standard">ff1tan <text:s text:c="2"/><text:tab/>= $e2b4 <text:tab/>;f1=sin(f1)/cos(f1)</text:p>
      <text:p text:style-name="Standard">ff1atn <text:s text:c="2"/><text:tab/>= $e30e <text:tab/>;f1=atn(f1)</text:p>
      <text:p text:style-name="Standard">fsngf1 <text:s text:c="2"/><text:tab/>= $bc2b <text:tab/>;check f1 sign</text:p>
      <text:p text:style-name="Standard"/>
      <text:p text:style-name="Standard">;****** <text:s/>Return to file: romc000.asm</text:p>
      <text:p text:style-name="Standard"/>
      <text:p text:style-name="Standard"/>
      <text:p text:style-name="Standard">;****** <text:s/>Processing file: e-vars9000.asm</text:p>
      <text:p text:style-name="Standard"/>
      <text:p text:style-name="Standard">libre <text:s text:c="3"/>= $a000</text:p>
      <text:p text:style-name="Standard">=40959<text:tab/><text:tab/><text:tab/>rp <text:s text:c="6"/>= libre-$01;1 byte $cfff</text:p>
      <text:p text:style-name="Standard">=40958<text:tab/><text:tab/><text:tab/>ra <text:s text:c="6"/>= rp-1 <text:s text:c="4"/>;1 byte $cffe</text:p>
      <text:p text:style-name="Standard">=40957<text:tab/><text:tab/><text:tab/>rx <text:s text:c="6"/>= ra-1 <text:s text:c="4"/>;1 byte $cffd</text:p>
      <text:p text:style-name="Standard">=40956<text:tab/><text:tab/><text:tab/>ry <text:s text:c="6"/>= rx-1 <text:s text:c="4"/>;1 byte $cffc</text:p>
      <text:p text:style-name="Standard">=40955<text:tab/><text:tab/><text:tab/>rs <text:s text:c="6"/>= ry-1 <text:s text:c="4"/>;1 byte $cffb</text:p>
      <text:p text:style-name="Standard">=40953<text:tab/><text:tab/><text:tab/>pc <text:s text:c="6"/>= rs-2 <text:s text:c="4"/>;2 byte $cff9-$cffa</text:p>
      <text:p text:style-name="Standard">=40952<text:tab/><text:tab/><text:tab/>curcol <text:s text:c="2"/>= pc-1 <text:s text:c="4"/>;1 byte $cff6</text:p>
      <text:p text:style-name="Standard">=40951<text:tab/><text:tab/><text:tab/>memptr <text:s text:c="2"/>= curcol-1;1 word $cff7-$cff8</text:p>
      <text:p text:style-name="Standard">=40949<text:tab/><text:tab/><text:tab/>src <text:s text:c="5"/>= memptr-2</text:p>
      <text:p text:style-name="Standard">=40947<text:tab/><text:tab/><text:tab/>dst <text:s text:c="5"/>= memptr-4</text:p>
      <text:p text:style-name="Standard">=40945<text:tab/><text:tab/><text:tab/>loopcount = memptr-6</text:p>
      <text:p text:style-name="Standard">=40945<text:tab/><text:tab/><text:tab/>hexv <text:s text:c="4"/>= loopcount</text:p>
      <text:p text:style-name="Standard">=40940<text:tab/><text:tab/><text:tab/>hexstr <text:s text:c="2"/>= hexv-$05 ;5 byte</text:p>
      <text:p text:style-name="Standard">=40939<text:tab/><text:tab/><text:tab/>a2hexpfx = hexv-$06 ;1 byte</text:p>
      <text:p text:style-name="Standard"><text:soft-page-break/>=40938<text:tab/><text:tab/><text:tab/>a2hexpy <text:s/>= hexv-$07 ;1 byte</text:p>
      <text:p text:style-name="Standard">=40937<text:tab/><text:tab/><text:tab/>a2hexpx <text:s/>= hexv-$08 ;1 byte</text:p>
      <text:p text:style-name="Standard">=40937<text:tab/><text:tab/><text:tab/>a2hexpos = hexv-$08 ;0 byte</text:p>
      <text:p text:style-name="Standard">=40936<text:tab/><text:tab/><text:tab/>a2hexcol = hexv-$09 ;1 byte</text:p>
      <text:p text:style-name="Standard">=40936<text:tab/><text:tab/><text:tab/>binv <text:s text:c="4"/>= a2hexcol</text:p>
      <text:p text:style-name="Standard">=40927<text:tab/><text:tab/><text:tab/>binstr <text:s text:c="2"/>= binv-$09 ;9 byte</text:p>
      <text:p text:style-name="Standard">=40926<text:tab/><text:tab/><text:tab/>a2binpfx = binv-$0a ;1 byte</text:p>
      <text:p text:style-name="Standard">=40925<text:tab/><text:tab/><text:tab/>a2binpy <text:s/>= binv-$0b ;1 byte</text:p>
      <text:p text:style-name="Standard">=40924<text:tab/><text:tab/><text:tab/>a2binpx <text:s/>= binv-$0c ;1 byte</text:p>
      <text:p text:style-name="Standard">=40924<text:tab/><text:tab/><text:tab/>a2binpos = binv-$0c ;0 byte</text:p>
      <text:p text:style-name="Standard">=40923<text:tab/><text:tab/><text:tab/>a2bincol = binv-$0d ;1 byte</text:p>
      <text:p text:style-name="Standard">=40923<text:tab/><text:tab/><text:tab/>decv <text:s text:c="4"/>= a2bincol</text:p>
      <text:p text:style-name="Standard">=40917<text:tab/><text:tab/><text:tab/>decstr <text:s text:c="2"/>= decv-$06 ;6 byte</text:p>
      <text:p text:style-name="Standard">=40916<text:tab/><text:tab/><text:tab/>a2decpfx = decv-$07 ;1 byte</text:p>
      <text:p text:style-name="Standard">=40915<text:tab/><text:tab/><text:tab/>a2decpy <text:s/>= decv-$08 ;1 byte</text:p>
      <text:p text:style-name="Standard">=40914<text:tab/><text:tab/><text:tab/>a2decpx <text:s/>= decv-$09 ;1 byte</text:p>
      <text:p text:style-name="Standard">=40914<text:tab/><text:tab/><text:tab/>a2decpos = decv-$09 ;0 byte</text:p>
      <text:p text:style-name="Standard">=40913<text:tab/><text:tab/><text:tab/>a2deccol = decv-$0a ;1 byte</text:p>
      <text:p text:style-name="Standard">=40912<text:tab/><text:tab/><text:tab/>offset <text:s text:c="2"/>= decv-$0b ;1 byte</text:p>
      <text:p text:style-name="Standard">=40912<text:tab/><text:tab/><text:tab/>fltv <text:s text:c="4"/>= offset</text:p>
      <text:p text:style-name="Standard">=40906<text:tab/><text:tab/><text:tab/>fvar1 <text:s text:c="3"/>= fltv-6 <text:s/>; 6 byte</text:p>
      <text:p text:style-name="Standard">=40900<text:tab/><text:tab/><text:tab/>fvar2 <text:s text:c="3"/>= fltv-12 ; 6 byte</text:p>
      <text:p text:style-name="Standard">=40880<text:tab/><text:tab/><text:tab/>float1 <text:s text:c="2"/>= fltv-32 ;20 byte</text:p>
      <text:p text:style-name="Standard">=40860<text:tab/><text:tab/><text:tab/>float2 <text:s text:c="2"/>= fltv-52 ;20 byte</text:p>
      <text:p text:style-name="Standard">=40859<text:tab/><text:tab/><text:tab/>tval1 <text:s text:c="3"/>= fltv-53 ; 1 byte</text:p>
      <text:p text:style-name="Standard">=40857<text:tab/><text:tab/><text:tab/>tval2 <text:s text:c="3"/>= fltv-55 ; 2 byte</text:p>
      <text:p text:style-name="Standard">=40855<text:tab/><text:tab/><text:tab/>reponse <text:s/>= tval2-2 ; 2 byte</text:p>
      <text:p text:style-name="Standard">=40855<text:tab/><text:tab/><text:tab/>edbox <text:s text:c="3"/>= reponse</text:p>
      <text:p text:style-name="Standard">=40854<text:tab/><text:tab/><text:tab/>cleft <text:s text:c="3"/>= edbox-1 ;1 byte</text:p>
      <text:p text:style-name="Standard">=40853<text:tab/><text:tab/><text:tab/>cright <text:s text:c="2"/>= edbox-2 ;1 byte</text:p>
      <text:p text:style-name="Standard">=40852<text:tab/><text:tab/><text:tab/>cmid <text:s text:c="4"/>= edbox-3 ;1 byte</text:p>
      <text:p text:style-name="Standard">=40851<text:tab/><text:tab/><text:tab/>dbtop <text:s text:c="3"/>= edbox-4 ;1 byte</text:p>
      <text:p text:style-name="Standard">=40850<text:tab/><text:tab/><text:tab/>dbleft <text:s text:c="2"/>= edbox-5 ;1 byte</text:p>
      <text:p text:style-name="Standard">=40849<text:tab/><text:tab/><text:tab/>dbwdth <text:s text:c="2"/>= edbox-6 ;1 byte</text:p>
      <text:p text:style-name="Standard">=40848<text:tab/><text:tab/><text:tab/>dbhght <text:s text:c="2"/>= edbox-7 ;1 byte</text:p>
      <text:p text:style-name="Standard">=40847<text:tab/><text:tab/><text:tab/>dbcoul <text:s text:c="2"/>= edbox-8 ;1 byte</text:p>
      <text:p text:style-name="Standard">=40846<text:tab/><text:tab/><text:tab/>dbclin <text:s text:c="2"/>= edbox-9 ;1 byte</text:p>
      <text:p text:style-name="Standard">=40846<text:tab/><text:tab/><text:tab/>ekeyb <text:s text:c="3"/>= dbclin</text:p>
      <text:p text:style-name="Standard">=40845<text:tab/><text:tab/><text:tab/>curx <text:s text:c="4"/>= ekeyb-1 ;1 byte</text:p>
      <text:p text:style-name="Standard">=40844<text:tab/><text:tab/><text:tab/>cury <text:s text:c="4"/>= ekeyb-2 ;1 byte</text:p>
      <text:p text:style-name="Standard">=40843<text:tab/><text:tab/><text:tab/>clef <text:s text:c="4"/>= ekeyb-3 ;1 byte</text:p>
      <text:p text:style-name="Standard">=40842<text:tab/><text:tab/><text:tab/>len <text:s text:c="5"/>= clef-1 <text:s/>;1 byte</text:p>
      <text:p text:style-name="Standard">=40841<text:tab/><text:tab/><text:tab/>cx <text:s text:c="6"/>= clef-2 <text:s/>;1 byte</text:p>
      <text:p text:style-name="Standard">=40840<text:tab/><text:tab/><text:tab/>cy <text:s text:c="6"/>= clef-3 <text:s/>;1 byte</text:p>
      <text:p text:style-name="Standard">=40839<text:tab/><text:tab/><text:tab/>bcol <text:s text:c="4"/>= clef-4 <text:s/>;1 byte</text:p>
      <text:p text:style-name="Standard">=40839<text:tab/><text:tab/><text:tab/>escr <text:s text:c="4"/>= bcol</text:p>
      <text:p text:style-name="Standard">=40838<text:tab/><text:tab/><text:tab/>loops <text:s text:c="3"/>= escr-1 <text:s text:c="6"/>; 1 byte</text:p>
      <text:p text:style-name="Standard"><text:soft-page-break/>=40836<text:tab/><text:tab/><text:tab/>loop16 <text:s text:c="2"/>= loops-2 <text:s text:c="5"/>; 2 byte</text:p>
      <text:p text:style-name="Standard">=39812<text:tab/><text:tab/><text:tab/>scrncar <text:s/>= loop16-1024 <text:s/>;1k byte</text:p>
      <text:p text:style-name="Standard">=38788<text:tab/><text:tab/><text:tab/>scrncol <text:s/>= scrncar-1024 ;1k byte</text:p>
      <text:p text:style-name="Standard">=38788<text:tab/><text:tab/><text:tab/>diskvar = scrncol</text:p>
      <text:p text:style-name="Standard">=38786<text:tab/><text:tab/><text:tab/>ddatas <text:s/>= diskvar-2 ;2 byte Data start</text:p>
      <text:p text:style-name="Standard">=38784<text:tab/><text:tab/><text:tab/>ddatae <text:s/>= diskvar-4 ;2 byte Data end</text:p>
      <text:p text:style-name="Standard">=38783<text:tab/><text:tab/><text:tab/>ddev <text:s text:c="3"/>= diskvar-5 ;1 byte Dev number</text:p>
      <text:p text:style-name="Standard">=38782<text:tab/><text:tab/><text:tab/>dlfsno <text:s/>= diskvar-6 ;1 byte Lfs</text:p>
      <text:p text:style-name="Standard">=38780<text:tab/><text:tab/><text:tab/>dfnptr <text:s/>= diskvar-8 ;2 byte Ptrnfichier</text:p>
      <text:p text:style-name="Standard">=38779<text:tab/><text:tab/><text:tab/>dfnlen <text:s/>= diskvar-9 ;1 byte lenfilename</text:p>
      <text:p text:style-name="Standard">=38778<text:tab/><text:tab/><text:tab/>genbyte1 = dfnlen-1 ; 1 byte</text:p>
      <text:p text:style-name="Standard">=38776<text:tab/><text:tab/><text:tab/>genword1 = dfnlen-3 ; 2 byte</text:p>
      <text:p text:style-name="Standard"/>
      <text:p text:style-name="Standard">;****** <text:s/>Processing file: l-bitmap.asm</text:p>
      <text:p text:style-name="Standard">bmapinit <text:tab/><text:span text:style-name="T4">= $c007</text:span></text:p>
      <text:p text:style-name="Standard">bmapclr <text:tab/><text:span text:style-name="T4">= $c01c</text:span></text:p>
      <text:p text:style-name="Standard">bmpfillbk <text:tab/><text:span text:style-name="T4">= $c041</text:span></text:p>
      <text:p text:style-name="Standard"/>
      <text:p text:style-name="Standard">;****** <text:s/>Processing file: l-conv.asm</text:p>
      <text:p text:style-name="Standard">.c05e<text:tab/><text:tab/><text:tab/>putyxhex</text:p>
      <text:p text:style-name="Standard">.c082<text:tab/><text:tab/><text:tab/>putahex</text:p>
      <text:p text:style-name="Standard">.c093<text:tab/><text:tab/><text:tab/>atohex</text:p>
      <text:p text:style-name="Standard">.c0ae<text:tab/><text:tab/><text:tab/>lsr4bits</text:p>
      <text:p text:style-name="Standard">.c0b5<text:tab/><text:tab/><text:tab/>nibtohex</text:p>
      <text:p text:style-name="Standard">.c0c0<text:tab/><text:tab/><text:tab/>bytestohex</text:p>
      <text:p text:style-name="Standard">.c14a<text:tab/><text:tab/><text:tab/>strhexval</text:p>
      <text:p text:style-name="Standard">.c198<text:tab/><text:tab/><text:tab/>putahexdec</text:p>
      <text:p text:style-name="Standard"/>
      <text:p text:style-name="Standard">;****** <text:s/>Processing file: l-drawbox.asm</text:p>
      <text:p text:style-name="Standard">.c1c3<text:tab/><text:tab/><text:tab/>drawbox</text:p>
      <text:p text:style-name="Standard">.c21b<text:tab/><text:tab/><text:tab/>dbtline</text:p>
      <text:p text:style-name="Standard">.c232<text:tab/><text:tab/><text:tab/>dbbline</text:p>
      <text:p text:style-name="Standard">.c249<text:tab/><text:tab/><text:tab/>dbeline</text:p>
      <text:p text:style-name="Standard">.c260<text:tab/><text:tab/><text:tab/>dbhline</text:p>
      <text:p text:style-name="Standard">.c277<text:tab/><text:tab/><text:tab/>dbdrawline</text:p>
      <text:p text:style-name="Standard">.c2c2<text:tab/><text:tab/><text:tab/>dbdraw</text:p>
      <text:p text:style-name="Standard"/>
      <text:p text:style-name="Standard">;****** <text:s/>Processing file: l-float.asm</text:p>
      <text:p text:style-name="Standard">.c2dc<text:tab/><text:tab/><text:tab/>clrbasbuf</text:p>
      <text:p text:style-name="Standard">.c2ef<text:tab/><text:tab/><text:tab/>getfac1</text:p>
      <text:p text:style-name="Standard">.c306<text:tab/><text:tab/><text:tab/>prnfac1</text:p>
      <text:p text:style-name="Standard">.c313<text:tab/><text:tab/><text:tab/>prnfac2</text:p>
      <text:p text:style-name="Standard"/>
      <text:p text:style-name="Standard">;****** <text:s/>Processing file: l-keyb.asm</text:p>
      <text:p text:style-name="Standard">.c31a<text:tab/><text:tab/><text:tab/>clrkbbuf</text:p>
      <text:p text:style-name="Standard">.c323<text:tab/><text:tab/><text:tab/>waitstop</text:p>
      <text:p text:style-name="Standard">.c330<text:tab/><text:tab/><text:tab/>anykey</text:p>
      <text:p text:style-name="Standard"><text:soft-page-break/>.c344<text:tab/><text:tab/><text:tab/>kbfree</text:p>
      <text:p text:style-name="Standard">.c34f<text:tab/><text:tab/><text:tab/>getkey</text:p>
      <text:p text:style-name="Standard">.c359<text:tab/><text:tab/><text:tab/>waitkey</text:p>
      <text:p text:style-name="Standard">.c36c<text:tab/><text:tab/><text:tab/>waitspace</text:p>
      <text:p text:style-name="Standard">.c375<text:tab/><text:tab/><text:tab/>showkey</text:p>
      <text:p text:style-name="Standard"/>
      <text:p text:style-name="Standard">;****** <text:s/>Processing file: l-math.asm</text:p>
      <text:p text:style-name="Standard">.c3b5<text:tab/><text:tab/><text:tab/>addtoword</text:p>
      <text:p text:style-name="Standard">.c3b5<text:tab/><text:tab/><text:tab/>addatoyx</text:p>
      <text:p text:style-name="Standard">.c3d2<text:tab/><text:tab/><text:tab/>subtoword</text:p>
      <text:p text:style-name="Standard">.c3d2<text:tab/><text:tab/><text:tab/>subatoyx</text:p>
      <text:p text:style-name="Standard">.c3ef<text:tab/><text:tab/><text:tab/>rolword</text:p>
      <text:p text:style-name="Standard"/>
      <text:p text:style-name="Standard">;****** <text:s/>Processing file: l-mem.asm</text:p>
      <text:p text:style-name="Standard"/>
      <text:p text:style-name="Standard">.c401<text:tab/><text:tab/><text:tab/>blkfill</text:p>
      <text:p text:style-name="Standard">.c413<text:tab/><text:tab/><text:tab/>memfill</text:p>
      <text:p text:style-name="Standard">.c421<text:tab/><text:tab/><text:tab/>inczp1</text:p>
      <text:p text:style-name="Standard">.c42a<text:tab/><text:tab/><text:tab/>inczp2</text:p>
      <text:p text:style-name="Standard">.c433<text:tab/><text:tab/><text:tab/>deczp1</text:p>
      <text:p text:style-name="Standard">.c440<text:tab/><text:tab/><text:tab/>deczp2</text:p>
      <text:p text:style-name="Standard">.c44d<text:tab/><text:tab/><text:tab/>rolzp1</text:p>
      <text:p text:style-name="Standard">.c45c<text:tab/><text:tab/><text:tab/>rorzp1</text:p>
      <text:p text:style-name="Standard">.c46b<text:tab/><text:tab/><text:tab/>rolzp2</text:p>
      <text:p text:style-name="Standard">.c47a<text:tab/><text:tab/><text:tab/>rorzp2</text:p>
      <text:p text:style-name="Standard">.c489<text:tab/><text:tab/><text:tab/>yxtoptr</text:p>
      <text:p text:style-name="Standard">.c490<text:tab/><text:tab/><text:tab/>ptrtoyx</text:p>
      <text:p text:style-name="Standard">.c499<text:tab/><text:tab/><text:tab/>incptr</text:p>
      <text:p text:style-name="Standard">.c4a4<text:tab/><text:tab/><text:tab/>decptr</text:p>
      <text:p text:style-name="Standard">.c4b4<text:tab/><text:tab/><text:tab/>incptr8</text:p>
      <text:p text:style-name="Standard">.c4c5<text:tab/><text:tab/><text:tab/>loop</text:p>
      <text:p text:style-name="Standard"/>
      <text:p text:style-name="Standard">;****** <text:s/>Processing file: l-push.asm</text:p>
      <text:p text:style-name="Standard">.c4da<text:tab/><text:tab/><text:tab/>pushall</text:p>
      <text:p text:style-name="Standard">.c513<text:tab/><text:tab/><text:tab/>popall</text:p>
      <text:p text:style-name="Standard">.c54c<text:tab/><text:tab/><text:tab/>pushregs</text:p>
      <text:p text:style-name="Standard">.c579<text:tab/><text:tab/><text:tab/>popregs</text:p>
      <text:p text:style-name="Standard"/>
      <text:p text:style-name="Standard">;****** <text:s/>Processing file: l-screen.asm</text:p>
      <text:p text:style-name="Standard"/>
      <text:p text:style-name="Standard">.c5a6<text:tab/><text:tab/><text:tab/>scrnsave</text:p>
      <text:p text:style-name="Standard">.c5b9<text:tab/><text:tab/><text:tab/>scrnrest</text:p>
      <text:p text:style-name="Standard">.c5cc<text:tab/><text:tab/><text:tab/>zp1tozp2</text:p>
      <text:p text:style-name="Standard">.c5df<text:tab/><text:tab/><text:tab/>zp2tozp1</text:p>
      <text:p text:style-name="Standard">.c5f2<text:tab/><text:tab/><text:tab/>setcarptr</text:p>
      <text:p text:style-name="Standard">.c603<text:tab/><text:tab/><text:tab/>setcolptr</text:p>
      <text:p text:style-name="Standard"/>
      <text:p text:style-name="Standard"><text:soft-page-break/>;****** <text:s/>Processing file: l-string.asm</text:p>
      <text:p text:style-name="Standard">.c614<text:tab/><text:tab/><text:tab/>puts</text:p>
      <text:p text:style-name="Standard">.c62a<text:tab/><text:tab/><text:tab/>putsyx</text:p>
      <text:p text:style-name="Standard">.c638<text:tab/><text:tab/><text:tab/>putsxy</text:p>
      <text:p text:style-name="Standard">.c657<text:tab/><text:tab/><text:tab/>putsc</text:p>
      <text:p text:style-name="Standard">.c670<text:tab/><text:tab/><text:tab/>putscyx</text:p>
      <text:p text:style-name="Standard">.c689<text:tab/><text:tab/><text:tab/>putscxy</text:p>
      <text:p text:style-name="Standard">.c6a2<text:tab/><text:tab/><text:tab/>gotoxy</text:p>
      <text:p text:style-name="Standard">.c6cb<text:tab/><text:tab/><text:tab/>putnch</text:p>
      <text:p text:style-name="Standard">.c6d8<text:tab/><text:tab/><text:tab/>strlen</text:p>
      <text:p text:style-name="Standard">.c6f6<text:tab/><text:tab/><text:tab/>cursor</text:p>
      <text:p text:style-name="Standard">.c720<text:tab/><text:tab/><text:tab/>cursave</text:p>
      <text:p text:style-name="Standard">.c727<text:tab/><text:tab/><text:tab/>curput</text:p>
      <text:p text:style-name="Standard"/>
      <text:p text:style-name="Standard">;****** <text:s/>Processing file: l-disk.asm</text:p>
      <text:p text:style-name="Standard">.c72e<text:tab/><text:tab/><text:tab/>diskerror</text:p>
      <text:p text:style-name="Standard">.c757<text:tab/><text:tab/><text:tab/>diskdir</text:p>
      <text:p text:style-name="Standard">.c7cd<text:tab/><text:tab/><text:tab/>directory</text:p>
      <text:p text:style-name="Standard">.c7d4<text:tab/><text:tab/><text:tab/>memtofile</text:p>
      <text:p text:style-name="Standard">.c812<text:tab/><text:tab/><text:tab/>filetomem</text:p>
      <text:p text:style-name="Standard">.c843<text:tab/><text:tab/><text:tab/>dskerror</text:p>
      <text:p text:style-name="Standard">.c895<text:tab/><text:tab/><text:tab/>dputsavemesg</text:p>
      <text:p text:style-name="Standard">.c8a2<text:tab/><text:tab/><text:tab/>dputsloadmesg</text:p>
      <text:p text:style-name="Standard">.c8af<text:tab/><text:tab/><text:tab/>putmsg</text:p>
      <text:p text:style-name="Standard">&gt;c8cd<text:tab/>0d 8d<text:tab/><text:tab/>dmsg0 <text:s text:c="2"/>.byte $0d,141</text:p>
      <text:p text:style-name="Standard">&gt;c8cf<text:tab/>53 41 55 56<text:tab/> <text:s text:c="4"/>.null "sauvegarde de "</text:p>
      <text:p text:style-name="Standard">&gt;c8d3<text:tab/>45 47 41 52 44 45 20 44 45 20 00</text:p>
      <text:p text:style-name="Standard">&gt;c8de<text:tab/>0d 8d<text:tab/><text:tab/>dmsgc <text:s text:c="2"/>.byte $0d,141</text:p>
      <text:p text:style-name="Standard">&gt;c8e0<text:tab/>43 48 41 52<text:tab/> <text:s text:c="4"/>.null "chargement de "</text:p>
      <text:p text:style-name="Standard">&gt;c8e4<text:tab/>47 45 4d 45 4e 54 20 44 45 20 00</text:p>
      <text:p text:style-name="Standard">&gt;c8ef<text:tab/>0d 8d<text:tab/><text:tab/>dmsg1 <text:s text:c="2"/>.byte $0d,141</text:p>
      <text:p text:style-name="Standard">&gt;c8f1<text:tab/>52 45 55 53<text:tab/> <text:s text:c="4"/>.null "reussi"</text:p>
      <text:p text:style-name="Standard">&gt;c8f5<text:tab/>53 49 00</text:p>
      <text:p text:style-name="Standard">&gt;c8f8<text:tab/>0d 8d<text:tab/><text:tab/>dmsge1 <text:s/>.byte $0d,141</text:p>
      <text:p text:style-name="Standard">&gt;c8fa<text:tab/>46 49 43 48<text:tab/> <text:s text:c="4"/>.null "fichier non ouvert"</text:p>
      <text:p text:style-name="Standard">&gt;c8fe<text:tab/>49 45 52 20 4e 4f 4e 20 4f 55 56 45 52 54 00</text:p>
      <text:p text:style-name="Standard">&gt;c90d<text:tab/>0d 11<text:tab/><text:tab/>dmsge2 <text:s/>.byte $0d,17</text:p>
      <text:p text:style-name="Standard">&gt;c90f<text:tab/>45 52 52 45<text:tab/> <text:s text:c="4"/>.null "erreur d'ecriture"</text:p>
      <text:p text:style-name="Standard">&gt;c913<text:tab/>55 52 20 44 27 45 43 52 49 54 55 52 45 00</text:p>
      <text:p text:style-name="Standard">&gt;c921<text:tab/>0d 11<text:tab/><text:tab/>dmsge5 <text:s/>.byte $0d,17</text:p>
      <text:p text:style-name="Standard">&gt;c923<text:tab/>4c 45 43 54<text:tab/> <text:s text:c="4"/>.null "lecteur absent"</text:p>
      <text:p text:style-name="Standard">&gt;c927<text:tab/>45 55 52 20 41 42 53 45 4e 54 00</text:p>
      <text:p text:style-name="Standard">&gt;c932<text:tab/>0d 11<text:tab/><text:tab/>dmsge4 <text:s/>.byte $0d,17</text:p>
      <text:p text:style-name="Standard">&gt;c934<text:tab/>46 49 43 48<text:tab/> <text:s text:c="4"/>.null "fichier introuvable"</text:p>
      <text:p text:style-name="Standard">&gt;c938<text:tab/>49 45 52 20 49 4e 54 52 4f 55 56 41 42 4c 45 00</text:p>
      <text:p text:style-name="Standard">&gt;c948<text:tab/>0d 11<text:tab/><text:tab/>dmsge1d .byte $0d,17</text:p>
      <text:p text:style-name="Standard">&gt;c94a<text:tab/>45 52 52 45<text:tab/> <text:s text:c="4"/>.null "erreur de chargement"</text:p>
      <text:p text:style-name="Standard"><text:soft-page-break/>&gt;c94e<text:tab/>55 52 20 44 45 20 43 48 41 52 47 45 4d 45 4e 54</text:p>
      <text:p text:style-name="Standard">&gt;c95e<text:tab/>00</text:p>
      <text:p text:style-name="Standard">&gt;c95f<text:tab/>0d 11<text:tab/><text:tab/>dmsge0 <text:s/>.byte $0d,17</text:p>
      <text:p text:style-name="Standard">&gt;c961<text:tab/>42 52 45 41<text:tab/> <text:s text:c="4"/>.null "break error"</text:p>
      <text:p text:style-name="Standard">&gt;c965<text:tab/>4b 20 45 52 52 4f 52 00</text:p>
      <text:p text:style-name="Standard"/>
      <text:p text:style-name="Standard">;****** <text:s/>Processing file: l-vectors.asm</text:p>
      <text:p text:style-name="Standard"/>
      <text:p text:style-name="Standard">.c96d<text:tab/>4c b5 c3<text:tab/>vaddatoyx <text:s text:c="5"/>jmp addatoyx <text:s text:c="7"/>;l-math.asm</text:p>
      <text:p text:style-name="Standard">.c970<text:tab/>4c 30 c3<text:tab/>vanykey <text:s text:c="7"/>jmp anykey <text:s text:c="9"/>;l-keyb.asm</text:p>
      <text:p text:style-name="Standard">.c973<text:tab/>4c 93 c0<text:tab/>vatohex <text:s text:c="7"/>jmp atohex <text:s text:c="9"/>;l-conv.asm</text:p>
      <text:p text:style-name="Standard">.c976<text:tab/>4c 1c c0<text:tab/>vbmapclr <text:s text:c="6"/>jmp bmapclr <text:s text:c="8"/>;l-bitmap.asm</text:p>
      <text:p text:style-name="Standard">.c979<text:tab/>4c 07 c0<text:tab/>vbmapinit <text:s text:c="5"/>jmp bmapinit <text:s text:c="7"/>;l-bitmap.asm</text:p>
      <text:p text:style-name="Standard">.c97c<text:tab/>4c 40 c0<text:tab/>vbmpfillbk <text:s text:c="4"/>jmp bmpfillbk <text:s text:c="6"/>;l-bitmap.asm</text:p>
      <text:p text:style-name="Standard">.c97f<text:tab/>4c c0 c0<text:tab/>vbytestohex <text:s text:c="3"/>jmp bytestohex <text:s text:c="5"/>;l-conv.asm</text:p>
      <text:p text:style-name="Standard">.c982<text:tab/>4c dc c2<text:tab/>vclrbasbuf <text:s text:c="4"/>jmp clrbasbuf <text:s text:c="6"/>;l-float.asm</text:p>
      <text:p text:style-name="Standard">.c985<text:tab/>4c 1a c3<text:tab/>vclrkbbuf <text:s text:c="5"/>jmp clrkbbuf <text:s text:c="7"/>;l-keyb.asm</text:p>
      <text:p text:style-name="Standard">.c988<text:tab/>4c 32 c2<text:tab/>vdbbline <text:s text:c="6"/>jmp dbbline <text:s text:c="8"/>;l-drawbox.asm</text:p>
      <text:p text:style-name="Standard">.c98b<text:tab/>4c c2 c2<text:tab/>vdbdraw <text:s text:c="7"/>jmp dbdraw <text:s text:c="9"/>;l-drawbox.asm</text:p>
      <text:p text:style-name="Standard">.c98e<text:tab/>4c 77 c2<text:tab/>vdbdrawline <text:s text:c="3"/>jmp dbdrawline <text:s text:c="5"/>;l-drawbox.asm</text:p>
      <text:p text:style-name="Standard">.c991<text:tab/>4c 49 c2<text:tab/>vdbeline <text:s text:c="6"/>jmp dbeline <text:s text:c="8"/>;l-drawbox.asm</text:p>
      <text:p text:style-name="Standard">.c994<text:tab/>4c 60 c2<text:tab/>vdbhline <text:s text:c="6"/>jmp dbhline <text:s text:c="8"/>;l-drawbox.asm</text:p>
      <text:p text:style-name="Standard">.c997<text:tab/>4c 1b c2<text:tab/>vdbtline <text:s text:c="6"/>jmp dbtline <text:s text:c="8"/>;l-drawbox.asm</text:p>
      <text:p text:style-name="Standard">.c99a<text:tab/>4c a4 c4<text:tab/>vdecptr <text:s text:c="7"/>jmp decptr <text:s text:c="9"/>;l-mem.asm</text:p>
      <text:p text:style-name="Standard">.c99d<text:tab/>4c 33 c4<text:tab/>vdeczp1 <text:s text:c="7"/>jmp deczp1 <text:s text:c="9"/>;l-mem.asm</text:p>
      <text:p text:style-name="Standard">.c9a0<text:tab/>4c 40 c4<text:tab/>vdeczp2 <text:s text:c="7"/>jmp deczp2 <text:s text:c="9"/>;l-mem.asm</text:p>
      <text:p text:style-name="Standard">.c9a3<text:tab/>4c cd c7<text:tab/>vdirectory <text:s text:c="4"/>jmp directory <text:s text:c="6"/>;l-disk.asm</text:p>
      <text:p text:style-name="Standard">.c9a6<text:tab/>4c 57 c7<text:tab/>vdiskdir <text:s text:c="6"/>jmp diskdir <text:s text:c="8"/>;l-disk.asm</text:p>
      <text:p text:style-name="Standard">.c9a9<text:tab/>4c 2e c7<text:tab/>vdiskerror <text:s text:c="4"/>jmp diskerror <text:s text:c="6"/>;l-disk.asm</text:p>
      <text:p text:style-name="Standard">.c9ac<text:tab/>4c 95 c8<text:tab/>vdputsavemesg <text:s/>jmp dputsavemesg <text:s text:c="3"/>;l-disk.asm</text:p>
      <text:p text:style-name="Standard">.c9af<text:tab/>4c a2 c8<text:tab/>vdputsloadmesg jmp dputsloadmesg <text:s text:c="2"/>;l-disk.asm</text:p>
      <text:p text:style-name="Standard">.c9b2<text:tab/>4c c3 c1<text:tab/>vdrawbox <text:s text:c="6"/>jmp drawbox <text:s text:c="8"/>;l-drawbox.asm</text:p>
      <text:p text:style-name="Standard">.c9b5<text:tab/>4c 43 c8<text:tab/>vdskerror <text:s text:c="5"/>jmp dskerror <text:s text:c="7"/>;l-disk.asm</text:p>
      <text:p text:style-name="Standard">.c9b8<text:tab/>4c 12 c8<text:tab/>vfiletomem <text:s text:c="4"/>jmp filetomem <text:s text:c="6"/>;l-disk.asm</text:p>
      <text:p text:style-name="Standard">.c9bb<text:tab/>4c ef c2<text:tab/>vgetfac1 <text:s text:c="6"/>jmp getfac1 <text:s text:c="8"/>;l-float.asm</text:p>
      <text:p text:style-name="Standard">.c9be<text:tab/>4c 4f c3<text:tab/>vgetkey <text:s text:c="7"/>jmp getkey <text:s text:c="9"/>;l-keyb.asm</text:p>
      <text:p text:style-name="Standard">.c9c1<text:tab/>4c a2 c6<text:tab/>vgotoxy <text:s text:c="7"/>jmp gotoxy <text:s text:c="9"/>;l-string.asm</text:p>
      <text:p text:style-name="Standard">.c9c4<text:tab/>4c 99 c4<text:tab/>vincptr <text:s text:c="7"/>jmp incptr <text:s text:c="9"/>;l-mem.asm</text:p>
      <text:p text:style-name="Standard">.c9c7<text:tab/>4c b4 c4<text:tab/>vincptr8 <text:s text:c="6"/>jmp incptr8 <text:s text:c="8"/>;l-mem.asm</text:p>
      <text:p text:style-name="Standard">.c9ca<text:tab/>4c 21 c4<text:tab/>vinczp1 <text:s text:c="7"/>jmp inczp1 <text:s text:c="9"/>;l-mem.asm</text:p>
      <text:p text:style-name="Standard">.c9cd<text:tab/>4c 2a c4<text:tab/>vinczp2 <text:s text:c="7"/>jmp inczp2 <text:s text:c="9"/>;l-mem.asm</text:p>
      <text:p text:style-name="Standard">.c9d0<text:tab/>4c 44 c3<text:tab/>vkbfree <text:s text:c="7"/>jmp kbfree <text:s text:c="9"/>;l-keyb.asm</text:p>
      <text:p text:style-name="Standard">.c9d3<text:tab/>4c ae c0<text:tab/>vlsr4bits <text:s text:c="5"/>jmp lsr4bits <text:s text:c="7"/>;l-conv.asm</text:p>
      <text:p text:style-name="Standard">.c9d6<text:tab/>4c d4 c7<text:tab/>vmemtofile <text:s text:c="4"/>jmp memtofile <text:s text:c="6"/>;l-disk.asm</text:p>
      <text:p text:style-name="Standard">.c9d9<text:tab/>4c b5 c0<text:tab/>vnibtohex <text:s text:c="5"/>jmp nibtohex <text:s text:c="7"/>;l-conv.asm</text:p>
      <text:p text:style-name="Standard">.c9dc<text:tab/>4c 13 c5<text:tab/>vpopall <text:s text:c="7"/>jmp popall <text:s text:c="9"/>;l-push.asm</text:p>
      <text:p text:style-name="Standard">.c9df<text:tab/>4c 79 c5<text:tab/>vpopregs <text:s text:c="6"/>jmp popregs <text:s text:c="8"/>;l-push.asm</text:p>
      <text:p text:style-name="Standard"><text:soft-page-break/>.c9e2<text:tab/>4c 06 c3<text:tab/>vprnfac1 <text:s text:c="6"/>jmp prnfac1 <text:s text:c="8"/>;l-float.asm</text:p>
      <text:p text:style-name="Standard">.c9e5<text:tab/>4c 13 c3<text:tab/>vprnfac2 <text:s text:c="6"/>jmp prnfac2 <text:s text:c="8"/>;l-float.asm</text:p>
      <text:p text:style-name="Standard">.c9e8<text:tab/>4c 90 c4<text:tab/>vptrtoyx <text:s text:c="6"/>jmp ptrtoyx <text:s text:c="8"/>;l-mem.asm</text:p>
      <text:p text:style-name="Standard">.c9eb<text:tab/>4c da c4<text:tab/>vpushall <text:s text:c="6"/>jmp pushall <text:s text:c="8"/>;l-push.asm</text:p>
      <text:p text:style-name="Standard">.c9ee<text:tab/>4c 4c c5<text:tab/>vpushregs <text:s text:c="5"/>jmp pushregs <text:s text:c="7"/>;l-push.asm</text:p>
      <text:p text:style-name="Standard">.c9f1<text:tab/>4c 82 c0<text:tab/>vputahex <text:s text:c="6"/>jmp putahex <text:s text:c="8"/>;l-conv.asm</text:p>
      <text:p text:style-name="Standard">.c9f4<text:tab/>4c 98 c1<text:tab/>vputahexdec <text:s text:c="3"/>jmp putahexdec <text:s text:c="5"/>;l-string.asm</text:p>
      <text:p text:style-name="Standard">.c9f7<text:tab/>4c cb c6<text:tab/>vputnch <text:s text:c="7"/>jmp putnch <text:s text:c="9"/>;l-string.asm</text:p>
      <text:p text:style-name="Standard">.c9fa<text:tab/>4c 14 c6<text:tab/>vputs <text:s text:c="9"/>jmp puts <text:s text:c="11"/>;l-string.asm</text:p>
      <text:p text:style-name="Standard">.c9fd<text:tab/>4c 57 c6<text:tab/>vputsc <text:s text:c="8"/>jmp putsc <text:s text:c="10"/>;l-string.asm</text:p>
      <text:p text:style-name="Standard">.ca00<text:tab/>4c 89 c6<text:tab/>vputscxy <text:s text:c="6"/>jmp putscxy <text:s text:c="8"/>;l-string.asm</text:p>
      <text:p text:style-name="Standard">.ca03<text:tab/>4c 70 c6<text:tab/>vputscyx <text:s text:c="6"/>jmp putscyx <text:s text:c="8"/>;l-string.asm</text:p>
      <text:p text:style-name="Standard">.ca06<text:tab/>4c 38 c6<text:tab/>vputsxy <text:s text:c="7"/>jmp putsxy <text:s text:c="9"/>;l-string.asm</text:p>
      <text:p text:style-name="Standard">.ca09<text:tab/>4c 2a c6<text:tab/>vputsyx <text:s text:c="7"/>jmp putsyx <text:s text:c="9"/>;l-string.asm</text:p>
      <text:p text:style-name="Standard">.ca0c<text:tab/>4c 5e c0<text:tab/>vputyxhex <text:s text:c="5"/>jmp putyxhex <text:s text:c="7"/>;l-conv.asm</text:p>
      <text:p text:style-name="Standard">.ca0f<text:tab/>4c ef c3<text:tab/>vrolword <text:s text:c="6"/>jmp rolword <text:s text:c="8"/>;l-math.asm</text:p>
      <text:p text:style-name="Standard">.ca12<text:tab/>4c 4d c4<text:tab/>vrolzp1 <text:s text:c="7"/>jmp rolzp1 <text:s text:c="9"/>;l-mem.asm</text:p>
      <text:p text:style-name="Standard">.ca15<text:tab/>4c 6b c4<text:tab/>vrolzp2 <text:s text:c="7"/>jmp rolzp2 <text:s text:c="9"/>;l-mem.asm</text:p>
      <text:p text:style-name="Standard">.ca18<text:tab/>4c 5c c4<text:tab/>vrorzp1 <text:s text:c="7"/>jmp rorzp1 <text:s text:c="9"/>;l-mem.asm</text:p>
      <text:p text:style-name="Standard">.ca1b<text:tab/>4c 7a c4<text:tab/>vrorzp2 <text:s text:c="7"/>jmp rorzp2 <text:s text:c="9"/>;l-mem.asm</text:p>
      <text:p text:style-name="Standard">.ca1e<text:tab/>4c b9 c5<text:tab/>vscrnrest <text:s text:c="5"/>jmp scrnrest <text:s text:c="7"/>;l-screen.asm</text:p>
      <text:p text:style-name="Standard">.ca21<text:tab/>4c a6 c5<text:tab/>vscrnsave <text:s text:c="5"/>jmp scrnsave <text:s text:c="7"/>;l-screen.asm</text:p>
      <text:p text:style-name="Standard">.ca24<text:tab/>4c f2 c5<text:tab/>vsetcarptr <text:s text:c="4"/>jmp setcarptr <text:s text:c="6"/>;l-screen.asm</text:p>
      <text:p text:style-name="Standard">.ca27<text:tab/>4c 03 c6<text:tab/>vsetcolptr <text:s text:c="4"/>jmp setcolptr <text:s text:c="6"/>;l-screen.asm</text:p>
      <text:p text:style-name="Standard">.ca2a<text:tab/>4c 75 c3<text:tab/>vshowkey <text:s text:c="6"/>jmp showkey <text:s text:c="8"/>;l-keyb.asm</text:p>
      <text:p text:style-name="Standard">.ca2d<text:tab/>4c 4a c1<text:tab/>vstrhexval <text:s text:c="4"/>jmp strhexval <text:s text:c="6"/>;l-conv.asm</text:p>
      <text:p text:style-name="Standard">.ca30<text:tab/>4c d8 c6<text:tab/>vstrlen <text:s text:c="7"/>jmp strlen <text:s text:c="9"/>;l-string.asm</text:p>
      <text:p text:style-name="Standard">.ca33<text:tab/>4c d2 c3<text:tab/>vsubatoyx <text:s text:c="5"/>jmp subatoyx <text:s text:c="7"/>;l-math.asm</text:p>
      <text:p text:style-name="Standard">.ca36<text:tab/>4c 59 c3<text:tab/>vwaitkey <text:s text:c="6"/>jmp waitkey <text:s text:c="8"/>;l-keyb.asm</text:p>
      <text:p text:style-name="Standard">.ca39<text:tab/>4c 6c c3<text:tab/>vwaitspace <text:s text:c="4"/>jmp waitspace <text:s text:c="6"/>;l-keyb.asm</text:p>
      <text:p text:style-name="Standard">.ca3c<text:tab/>4c 23 c3<text:tab/>vwaitstop <text:s text:c="5"/>jmp waitstop <text:s text:c="7"/>;l-keyb.asm</text:p>
      <text:p text:style-name="Standard">.ca3f<text:tab/>4c 89 c4<text:tab/>vyxtoptr <text:s text:c="6"/>jmp yxtoptr <text:s text:c="8"/>;l-mem.asm</text:p>
      <text:p text:style-name="Standard">.ca42<text:tab/>4c cc c5<text:tab/>vzp1tozp2 <text:s text:c="5"/>jmp zp1tozp2 <text:s text:c="7"/>;l-screen.asm</text:p>
      <text:p text:style-name="Standard">.ca45<text:tab/>4c df c5<text:tab/>vzp2tozp1 <text:s text:c="5"/>jmp zp2tozp1 <text:s text:c="7"/>;l-screen.asm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07T00:27:34.959961317</meta:creation-date>
    <dc:date>2026-01-07T01:22:18.013202918</dc:date>
    <meta:editing-duration>PT2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435" meta:word-count="2415" meta:character-count="15494" meta:non-whitespace-character-count="11311"/>
  </office:meta>
</office:document-meta>
</file>